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Эксперименты" style:family="table">
      <style:table-properties style:width="17cm" table:align="margins"/>
    </style:style>
    <style:style style:name="Эксперименты.A" style:family="table-column">
      <style:table-column-properties style:column-width="0.6cm" style:rel-column-width="340*"/>
    </style:style>
    <style:style style:name="Эксперименты.B" style:family="table-column">
      <style:table-column-properties style:column-width="4.505cm" style:rel-column-width="2554*"/>
    </style:style>
    <style:style style:name="Эксперименты.C" style:family="table-column">
      <style:table-column-properties style:column-width="5.292cm" style:rel-column-width="3000*"/>
    </style:style>
    <style:style style:name="Эксперименты.D" style:family="table-column">
      <style:table-column-properties style:column-width="6.604cm" style:rel-column-width="3744*"/>
    </style:style>
    <style:style style:name="Эксперименты.A1" style:family="table-cell">
      <style:table-cell-properties style:writing-mode="page"/>
    </style:style>
    <style:style style:name="P1" style:family="paragraph" style:parent-style-name="Table_20_Contents">
      <style:text-properties officeooo:rsid="0018c902" officeooo:paragraph-rsid="0018c902"/>
    </style:style>
    <style:style style:name="P2" style:family="paragraph" style:parent-style-name="Table_20_Contents">
      <style:text-properties style:text-position="0% 100%" officeooo:rsid="0018c902" officeooo:paragraph-rsid="0018c902"/>
    </style:style>
    <style:style style:name="P3" style:family="paragraph" style:parent-style-name="Table_20_Contents">
      <style:text-properties officeooo:rsid="001a2250" officeooo:paragraph-rsid="001a2250"/>
    </style:style>
    <style:style style:name="P4" style:family="paragraph" style:parent-style-name="Table_20_Contents">
      <style:text-properties officeooo:rsid="001bd49a" officeooo:paragraph-rsid="001bd49a"/>
    </style:style>
    <style:style style:name="T1" style:family="text">
      <style:text-properties style:text-position="sub 58%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officeooo:rsid="001bd4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Эксперименты" table:style-name="Эксперименты">
        <table:table-column table:style-name="Эксперименты.A"/>
        <table:table-column table:style-name="Эксперименты.B"/>
        <table:table-column table:style-name="Эксперименты.C"/>
        <table:table-column table:style-name="Эксперименты.D"/>
        <table:table-row>
          <table:table-cell table:style-name="Эксперименты.A1" office:value-type="string">
            <text:p text:style-name="P1">№</text:p>
          </table:table-cell>
          <table:table-cell table:style-name="Эксперименты.A1" office:value-type="string">
            <text:p text:style-name="P2"><text:span text:style-name="T3">𝑡</text:span><text:span text:style-name="T2">𝑖</text:span><text:span text:style-name="T3">, с</text:span></text:p>
          </table:table-cell>
          <table:table-cell table:style-name="Эксперименты.A1" office:value-type="string">
            <text:p text:style-name="P2">𝑡<text:span text:style-name="T1">𝑖</text:span> − ⟨𝑡⟩<text:span text:style-name="T1">𝑁 </text:span>, <text:span text:style-name="T3">с</text:span></text:p>
          </table:table-cell>
          <table:table-cell table:style-name="Эксперименты.A1" office:value-type="string">
            <text:p text:style-name="Table_20_Contents">(𝑡<text:span text:style-name="T1">𝑖</text:span> − ⟨𝑡⟩<text:span text:style-name="T1">𝑁 </text:span>)<text:span text:style-name="T4">2</text:span> , с<text:span text:style-name="T4">2</text:span></text:p>
          </table:table-cell>
        </table:table-row>
        <table:table-row>
          <table:table-cell table:style-name="Эксперименты.A1" office:value-type="string">
            <text:p text:style-name="P1">1</text:p>
          </table:table-cell>
          <table:table-cell table:style-name="Эксперименты.A1" office:value-type="string">
            <text:p text:style-name="P3">9.968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2</text:p>
          </table:table-cell>
          <table:table-cell table:style-name="Эксперименты.A1" office:value-type="string">
            <text:p text:style-name="P3">10.054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3</text:p>
          </table:table-cell>
          <table:table-cell table:style-name="Эксперименты.A1" office:value-type="string">
            <text:p text:style-name="P3">9.959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4</text:p>
          </table:table-cell>
          <table:table-cell table:style-name="Эксперименты.A1" office:value-type="string">
            <text:p text:style-name="P3">9.961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5</text:p>
          </table:table-cell>
          <table:table-cell table:style-name="Эксперименты.A1" office:value-type="string">
            <text:p text:style-name="P3">10.043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6</text:p>
          </table:table-cell>
          <table:table-cell table:style-name="Эксперименты.A1" office:value-type="string">
            <text:p text:style-name="P3">9.936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7</text:p>
          </table:table-cell>
          <table:table-cell table:style-name="Эксперименты.A1" office:value-type="string">
            <text:p text:style-name="P3">9.903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8</text:p>
          </table:table-cell>
          <table:table-cell table:style-name="Эксперименты.A1" office:value-type="string">
            <text:p text:style-name="P4">9.973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9</text:p>
          </table:table-cell>
          <table:table-cell table:style-name="Эксперименты.A1" office:value-type="string">
            <text:p text:style-name="P4">10.082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10</text:p>
          </table:table-cell>
          <table:table-cell table:style-name="Эксперименты.A1" office:value-type="string">
            <text:p text:style-name="P4">9.936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11</text:p>
          </table:table-cell>
          <table:table-cell table:style-name="Эксперименты.A1" office:value-type="string">
            <text:p text:style-name="P4">10.078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12</text:p>
          </table:table-cell>
          <table:table-cell table:style-name="Эксперименты.A1" office:value-type="string">
            <text:p text:style-name="P4">10.084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13</text:p>
          </table:table-cell>
          <table:table-cell table:style-name="Эксперименты.A1" office:value-type="string">
            <text:p text:style-name="P4">10.046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14</text:p>
          </table:table-cell>
          <table:table-cell table:style-name="Эксперименты.A1" office:value-type="string">
            <text:p text:style-name="P4">10.077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15</text:p>
          </table:table-cell>
          <table:table-cell table:style-name="Эксперименты.A1" office:value-type="string">
            <text:p text:style-name="P4">10.010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16</text:p>
          </table:table-cell>
          <table:table-cell table:style-name="Эксперименты.A1" office:value-type="string">
            <text:p text:style-name="P4">9.937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17</text:p>
          </table:table-cell>
          <table:table-cell table:style-name="Эксперименты.A1" office:value-type="string">
            <text:p text:style-name="P4">10.009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18</text:p>
          </table:table-cell>
          <table:table-cell table:style-name="Эксперименты.A1" office:value-type="string">
            <text:p text:style-name="P4">9.904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19</text:p>
          </table:table-cell>
          <table:table-cell table:style-name="Эксперименты.A1" office:value-type="string">
            <text:p text:style-name="P4">9.945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20</text:p>
          </table:table-cell>
          <table:table-cell table:style-name="Эксперименты.A1" office:value-type="string">
            <text:p text:style-name="P4">9.936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21</text:p>
          </table:table-cell>
          <table:table-cell table:style-name="Эксперименты.A1" office:value-type="string">
            <text:p text:style-name="P4">9.831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22</text:p>
          </table:table-cell>
          <table:table-cell table:style-name="Эксперименты.A1" office:value-type="string">
            <text:p text:style-name="P4">9.869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23</text:p>
          </table:table-cell>
          <table:table-cell table:style-name="Эксперименты.A1" office:value-type="string">
            <text:p text:style-name="P4">9.970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24</text:p>
          </table:table-cell>
          <table:table-cell table:style-name="Эксперименты.A1" office:value-type="string">
            <text:p text:style-name="P4">10.080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25</text:p>
          </table:table-cell>
          <table:table-cell table:style-name="Эксперименты.A1" office:value-type="string">
            <text:p text:style-name="P4">10.047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26</text:p>
          </table:table-cell>
          <table:table-cell table:style-name="Эксперименты.A1" office:value-type="string">
            <text:p text:style-name="P4">10.255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27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28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29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30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31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32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33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34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35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36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37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38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39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40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41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42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43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44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45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46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47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48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49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P1">50</text:p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  <table:table-row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  <table:table-cell table:style-name="Эксперименты.A1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4:16:29.584598085</meta:creation-date>
    <dc:date>2024-09-10T14:58:11.995781720</dc:date>
    <meta:editing-duration>PT19M47S</meta:editing-duration>
    <meta:editing-cycles>1</meta:editing-cycles>
    <meta:generator>LibreOffice/24.2.5.2$Linux_X86_64 LibreOffice_project/420$Build-2</meta:generator>
    <meta:document-statistic meta:table-count="1" meta:image-count="0" meta:object-count="0" meta:page-count="2" meta:paragraph-count="80" meta:word-count="90" meta:character-count="270" meta:non-whitespace-character-count="260"/>
  </office:meta>
</office:document-meta>
</file>